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e214f"/>
    </style:style>
    <style:style style:name="P2" style:family="paragraph" style:parent-style-name="Standard" style:list-style-name="L1">
      <style:text-properties officeooo:paragraph-rsid="000ccd2d"/>
    </style:style>
    <style:style style:name="P3" style:family="paragraph" style:parent-style-name="Standard" style:list-style-name="L1">
      <style:text-properties officeooo:rsid="000ccd2d" officeooo:paragraph-rsid="000ccd2d"/>
    </style:style>
    <style:style style:name="P4" style:family="paragraph" style:parent-style-name="Standard" style:list-style-name="L2">
      <style:text-properties officeooo:rsid="000e214f" officeooo:paragraph-rsid="000e214f"/>
    </style:style>
    <style:style style:name="P5" style:family="paragraph" style:parent-style-name="Standard" style:list-style-name="L3">
      <style:text-properties officeooo:rsid="000e214f" officeooo:paragraph-rsid="000e214f"/>
    </style:style>
    <style:style style:name="P6" style:family="paragraph" style:parent-style-name="Standard" style:list-style-name="L3">
      <style:text-properties officeooo:rsid="000e39f8" officeooo:paragraph-rsid="000e39f8"/>
    </style:style>
    <style:style style:name="P7" style:family="paragraph" style:parent-style-name="Standard" style:list-style-name="L4">
      <style:text-properties officeooo:rsid="000ef87a" officeooo:paragraph-rsid="000ef87a"/>
    </style:style>
    <style:style style:name="T1" style:family="text">
      <style:text-properties officeooo:rsid="000ccd2d"/>
    </style:style>
    <style:style style:name="T2" style:family="text">
      <style:text-properties officeooo:rsid="000e214f"/>
    </style:style>
    <style:style style:name="T3" style:family="text">
      <style:text-properties officeooo:rsid="000e39f8"/>
    </style:style>
    <style:style style:name="T4" style:family="text">
      <style:text-properties officeooo:rsid="000ef87a"/>
    </style:style>
    <style:style style:name="T5" style:family="text">
      <style:text-properties officeooo:rsid="000ffea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gina 1: Elara adolescente en su casa natal</text:p>
      <text:p text:style-name="Standard">1. Vineta 1<text:span text:style-name="T1"> (plano amplio, escena colorida, vivaz, alegre)</text:span></text:p>
      <text:list xml:id="list191941970" text:style-name="L1">
        <text:list-item>
          <text:p text:style-name="P2">Elara <text:span text:style-name="T1">ayudando a su abuela a hornear galletas en la cocina, </text:span>en <text:span text:style-name="T1">la casa en la que crecio.</text:span></text:p>
        </text:list-item>
        <text:list-item>
          <text:p text:style-name="P3">La escena muestra la alegria y el comfort del recuerdo de los tiempos felices.</text:p>
        </text:list-item>
      </text:list>
      <text:p text:style-name="Standard"/>
      <text:p text:style-name="Standard">texto:"El hoy parecia eterno.</text:p>
      <text:p text:style-name="Standard">Las caras conocidas, los objetos cotidianos, los lugares habituales, ..."</text:p>
      <text:p text:style-name="Standard"/>
      <text:p text:style-name="P1">2. Vineta 2<text:span text:style-name="T2"> </text:span><text:span text:style-name="T1">(plano amplio, escena colorida, vivaz, alegre)</text:span></text:p>
      <text:list xml:id="list236336444" text:style-name="L2">
        <text:list-item>
          <text:p text:style-name="P4">Elara comprando en el mercado <text:span text:style-name="T4">de su</text:span> pueblo<text:span text:style-name="T4"> natal,</text:span> un domingo de primavera por la manana.</text:p>
        </text:list-item>
        <text:list-item>
          <text:p text:style-name="P4">La escena es alegre, luminosa, colorida, y muestra el afecto <text:span text:style-name="T4">que</text:span> los vecinos del pueblo<text:span text:style-name="T4"> sentian</text:span> por Elara.<text:span text:style-name="T4"> Un recuerdo que se mantiene vivo en su memoria.</text:span></text:p>
        </text:list-item>
      </text:list>
      <text:p text:style-name="Standard">texto:"... parecian estar alli desde siempre, para siempre, </text:p>
      <text:p text:style-name="Standard">imperturbables, indestructibles, inevitables."</text:p>
      <text:p text:style-name="Standard"/>
      <text:p text:style-name="Standard">3. Vineta 3<text:span text:style-name="T2"> (plano medio</text:span><text:span text:style-name="T3">, mirada pensativa y resuelta</text:span><text:span text:style-name="T2">)</text:span></text:p>
      <text:list xml:id="list781228386" text:style-name="L3">
        <text:list-item>
          <text:p text:style-name="P5">Elara desde lo alto de la montana observa el amplio valle que se extiende hacia el horizonte.</text:p>
        </text:list-item>
        <text:list-item>
          <text:p text:style-name="P6">La escena muestra la gran belleza natural del lugar, y la gran distancia que la separa de un mundo desconocido por explorar.</text:p>
        </text:list-item>
      </text:list>
      <text:p text:style-name="Standard">texto:"Y quiso conocer otras cosas, el mundo entero. </text:p>
      <text:p text:style-name="Standard">Todo aquello que no tenia estaba esperandole, en algun lugar."</text:p>
      <text:p text:style-name="Standard"/>
      <text:p text:style-name="Standard">Pagina 2: Elara <text:span text:style-name="T4">como adulto joven</text:span> emprende un viaje hacia lo desconocido<text:span text:style-name="T4">.</text:span></text:p>
      <text:p text:style-name="Standard">4. Vineta 4<text:span text:style-name="T4"> (plano medio, mirada decidida)</text:span></text:p>
      <text:list xml:id="list2497816374" text:style-name="L4">
        <text:list-item>
          <text:p text:style-name="P7">Elara con una mochila en la espalda y un largo palo que usa para apoyarse en la mano camina por el sendero<text:span text:style-name="T5">, con la mirada en el horizonte,</text:span> dejando atras el pueblo.</text:p>
          <text:p text:style-name="P7"/>
        </text:list-item>
      </text:list>
      <text:p text:style-name="Standard">texto:"Y fue asi que salio en busca de su destino."</text:p>
      <text:p text:style-name="Standard"/>
      <text:p text:style-name="Standard">5. Vineta 5</text:p>
      <text:p text:style-name="Standard">texto:"Y sin notarlo, todo lo que dejo atras desaparecio, </text:p>
      <text:p text:style-name="Standard">poco a poco, de forma imperceptible."</text:p>
      <text:p text:style-name="Standard"/>
      <text:p text:style-name="Standard">6. Vineta 6</text:p>
      <text:p text:style-name="Standard">texto:"... sepultado, destruido, consumido por la accion del tiempo."</text:p>
      <text:p text:style-name="Standard"/>
      <text:p text:style-name="Standard">Pagina 3: Elara ya mujer se mantiene siempre activa, ocupada trabajando y explorando.</text:p>
      <text:p text:style-name="Standard">7. Vineta 7</text:p>
      <text:p text:style-name="Standard">texto:"Y el tiempo paso, rapidamente."</text:p>
      <text:p text:style-name="Standard"/>
      <text:p text:style-name="Standard">8. Vineta 8</text:p>
      <text:p text:style-name="Standard">texto:"Y fue entonces cuando recordo los dias felices, y quiso volver alli."</text:p>
      <text:p text:style-name="Standard"/>
      <text:p text:style-name="Standard">9. Vineta 9</text:p>
      <text:p text:style-name="Standard">texto:"Solo al volver lo comprendio.</text:p>
      <text:p text:style-name="Standard">No habia nada alli.</text:p>
      <text:p text:style-name="Standard">El pasado ya no existe, sino en la memoria."</text:p>
      <text:p text:style-name="Standard"/>
      <text:p text:style-name="Standard">10. Vineta 10</text:p>
      <text:p text:style-name="Standard"><text:soft-page-break/>texto:"Pero el tiempo no se detuvo. Y ella tampoco.</text:p>
      <text:p text:style-name="Standard">Y con cada paso que avanzaba hacia el futuro, algo del pasado desaparecia detras."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8T19:05:52.908000000</meta:creation-date>
    <dc:date>2025-09-19T18:45:58.191000000</dc:date>
    <meta:editing-duration>PT16M43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8" meta:word-count="374" meta:character-count="2162" meta:non-whitespace-character-count="1830"/>
  </office:meta>
</office:document-meta>
</file>